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2AB88156543EB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42cm, 11.954cm, 2.916cm, 19.43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249cm" svg:y="0.482cm" svg:width="16.745cm" svg:height="24.273cm" draw:z-index="0"><draw:image xlink:href="Pictures/10000000000007800000043852AB88156543EB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4:04:06.080000000</meta:creation-date>
    <dc:date>2021-09-22T14:13:26.465000000</dc:date>
    <meta:editing-duration>PT45S</meta:editing-duration>
    <meta:editing-cycles>2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